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b36fd"/>
    </style:style>
    <style:style style:name="P2" style:family="paragraph" style:parent-style-name="Standard">
      <style:text-properties officeooo:rsid="000c5afb" officeooo:paragraph-rsid="000c5a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sdaghawefawegt<text:tab/>wEG</text:p>
      <text:p text:style-name="P1"/>
      <text:p text:style-name="P2">asdfasdfa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3T08:36:07.095112000</meta:creation-date>
    <dc:date>2013-08-13T08:39:52.113162000</dc:date>
    <meta:editing-duration>P0D</meta:editing-duration>
    <meta:editing-cycles>2</meta:editing-cycles>
    <meta:generator>LibreOffice/4.1.0.4$MacOSX_x86 LibreOffice_project/89ea49ddacd9aa532507cbf852f2bb22b1ace28</meta:generator>
    <meta:document-statistic meta:table-count="0" meta:image-count="0" meta:object-count="0" meta:page-count="1" meta:paragraph-count="2" meta:word-count="3" meta:character-count="31" meta:non-whitespace-character-count="30"/>
  </office:meta>
</office:document-meta>
</file>